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OutWsdl1Interceptor.JbiOutWsdl1Interceptor( boolean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OutWsdl1Interceptor.getOperation( Message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biOutWsdl1Interceptor.createDomMessage( Message message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5">
            <text:p text:style-name="Table_20_Contents">25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JbiOutWsdl1Interceptor.tail( Collection &lt; T &gt; par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biOutWsdl1Interceptor.handleMessage( Message messag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JbiOutWsdl1Interceptor.getMessage( Message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